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9556in" style:rel-column-width="9356*"/>
    </style:style>
    <style:style style:name="Table11.B" style:family="table-column">
      <style:table-column-properties style:column-width="1.8917in" style:rel-column-width="18522*"/>
    </style:style>
    <style:style style:name="Table11.C" style:family="table-column">
      <style:table-column-properties style:column-width="1.9646in" style:rel-column-width="19236*"/>
    </style:style>
    <style:style style:name="Table11.D" style:family="table-column">
      <style:table-column-properties style:column-width="1.0417in" style:rel-column-width="10199*"/>
    </style:style>
    <style:style style:name="Table11.E" style:family="table-column">
      <style:table-column-properties style:column-width="0.3764in" style:rel-column-width="3685*"/>
    </style:style>
    <style:style style:name="Table11.F" style:family="table-column">
      <style:table-column-properties style:column-width="0.2486in" style:rel-column-width="2434*"/>
    </style:style>
    <style:style style:name="Table11.G" style:family="table-column">
      <style:table-column-properties style:column-width="0.2146in" style:rel-column-width="210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G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Chel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CHELIDONIUM MAJUS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Emphasis">Right side</text:span></text:p>
          </table:table-cell>
          <table:table-cell table:style-name="Tabelle1.A2" office:value-type="string">
            <text:p text:style-name="SK-MM-L2"><text:span text:style-name="Emphasis">Portal system</text:span></text:p>
          </table:table-cell>
          <table:table-cell table:style-name="Tabelle1.A2" office:value-type="string">
            <text:p text:style-name="SK-MM-L3">lower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Mucous membran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Bowels (R)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Occipu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Kidney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Kne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Emphasis">Motio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oug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Touc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Change of weather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North Easter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4 A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<text:span text:style-name="Emphasis">Hot food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Eatingdinne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Milk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Pressur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Hot bat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Bending backwar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YELLOWNESS. </text:span></text:p>
      <text:p text:style-name="Primary"><text:span text:style-name="Emphasis">Bilious disturbances; </text:span>vomiting, jaundice, catarrhs, etc. </text:p>
      <text:p text:style-name="Primary">Pains shoot backward or in all directions. </text:p>
      <text:p text:style-name="Primary"><text:span text:style-name="Emphasis">Stitches. </text:span></text:p>
      <text:p text:style-name="Primary"><text:span text:style-name="Emphasis">Heavy, </text:span>stiff, sore, paralysed, dislocative or broken feeling. </text:p>
      <text:p text:style-name="Primary">Numbness. </text:p>
      <text:p text:style-name="Primary">Horror of motion. </text:p>
      <text:p text:style-name="Primary"/>
      <text:p text:style-name="Secondary">Lazy. </text:p>
      <text:p text:style-name="Secondary">Averse to mental exertion or conversation. </text:p>
      <text:p text:style-name="Secondary">Despondency. </text:p>
      <text:p text:style-name="Secondary"><text:span text:style-name="Emphasis">Vertigo; </text:span>felt in vertex. </text:p>
      <text:p text:style-name="Secondary">Headaches extend backward. </text:p>
      <text:p text:style-name="Secondary">Heavy occiput. </text:p>
      <text:p text:style-name="Secondary">Supra-orbital pain. </text:p>
      <text:p text:style-name="Secondary">Mucus in eyes. </text:p>
      <text:p text:style-name="Secondary">Outward, blowing, crawling, etc. in ears. </text:p>
      <text:p text:style-name="Secondary">Dark red or sallow, <text:span text:style-name="Emphasis">sunken face. </text:span></text:p>
      <text:p text:style-name="Secondary"><text:soft-page-break/>Red nose. </text:p>
      <text:p text:style-name="Secondary"><text:span text:style-name="Emphasis">Flapping alæ. </text:span></text:p>
      <text:p text:style-name="Secondary">Bitter taste. </text:p>
      <text:p text:style-name="Secondary"><text:span text:style-name="Emphasis">Yellow tongue; </text:span>with indented edges (Hyds.). </text:p>
      <text:p text:style-name="Secondary">Choking, as from too large a morsel. </text:p>
      <text:p text:style-name="Secondary">Left sided goitre. </text:p>
      <text:p text:style-name="Secondary">Craves milk, piquant or hot foods (Lyc.). </text:p>
      <text:p text:style-name="Secondary">Nausea. </text:p>
      <text:p text:style-name="Secondary">Sensitive epigastrium. </text:p>
      <text:p text:style-name="Secondary">Sensation as of a plug in stomach. </text:p>
      <text:p text:style-name="Secondary">Gnawing, scraping gastric pains, &gt; eating. </text:p>
      <text:p text:style-name="Secondary"><text:span text:style-name="Strong_20_Emphasis">LIVER PAINS GOING BACKWARD, OR FIXED AT ANGLE OF R. </text:span></text:p>
      <text:p text:style-name="Secondary"><text:span text:style-name="Strong_20_Emphasis">SCAPULA; </text:span>to r. </text:p>
      <text:p text:style-name="Secondary">shoulder and occiput (Kali-c. </text:p>
      <text:p text:style-name="Secondary">Nux-v. </text:p>
      <text:p text:style-name="Secondary">Sep.). </text:p>
      <text:p text:style-name="Secondary">Rawness in liver. </text:p>
      <text:p text:style-name="Secondary">Gall-stones. </text:p>
      <text:p text:style-name="Secondary">As of a string about abdomen or neck. </text:p>
      <text:p text:style-name="Secondary">Stools pasty, <text:span text:style-name="Emphasis">pale, bright yellow, </text:span>clayey or hard balls. </text:p>
      <text:p text:style-name="Secondary">Dyspnœa, &lt; urinating (Dul.). </text:p>
      <text:p text:style-name="Secondary"><text:span text:style-name="Emphasis">Cough, as from dust; </text:span>with much rattling, but little expectoration, or it flies from mouth. </text:p>
      <text:p text:style-name="Secondary">Hepato-pectoral symptoms. </text:p>
      <text:p text:style-name="Secondary">Like a nail deep in r. </text:p>
      <text:p text:style-name="Secondary"><text:span text:style-name="Emphasis">chest. </text:span></text:p>
      <text:p text:style-name="Secondary">Bilious pneumonia (Merc.). </text:p>
      <text:p text:style-name="Secondary">Fluctuating temperature. </text:p>
      <text:p text:style-name="Secondary">Pain from neck to r. </text:p>
      <text:p text:style-name="Secondary">temple. </text:p>
      <text:p text:style-name="Secondary">Itching, &gt; eating. </text:p>
      <text:p text:style-name="Secondary"><text:span text:style-name="Emphasis">Lethargic, </text:span>DROWSY and chilly. </text:p>
      <text:p text:style-name="Secondary"><text:span text:style-name="Emphasis">Icy cold nape and occiput. </text:span></text:p>
      <text:p text:style-name="Secondary"><text:span text:style-name="Emphasis">Cold fingertips. </text:span></text:p>
      <text:p text:style-name="Secondary">One foot cold. </text:p>
      <text:p text:style-name="Secondary">Burning heat, spreads from hands over body. </text:p>
      <text:p text:style-name="Secondary">Sweaty, with aversion to uncover and without relief; after midnight. </text:p>
      <text:p text:style-name="SK-MM-Remedy-Reference">Complementary: Lyc. Merc-dul. Related: Bry. Kali-bi. Merc. Op.</text:p>
      <text:p text:style-name="Standard"/>
      <text:p text:style-name="SK-MM-Rem-Short">Chenop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CHENOPODIUM ALB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Bladd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Kidney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Glands</text:p>
          </table:table-cell>
          <table:table-cell table:style-name="Table1.A2" office:value-type="string">
            <text:p text:style-name="SK-MM-L2">Liver</text:p>
          </table:table-cell>
          <table:table-cell table:style-name="Table1.A2" office:value-type="string">
            <text:p text:style-name="SK-MM-L3"><text:span text:style-name="Strong_20_Emphasis">R</text:span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Cold dam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tand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itt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Beginning urina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<text:span text:style-name="Strong_20_Emphasis">WALKING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Kali-m. Related: Berb. Coc-c. Sabal.</text:p>
      <text:p text:style-name="Standard"/>
      <text:p text:style-name="SK-MM-Rem-Short">Chim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CHIMAPHILA UMBELLAT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Emphasis">Bladder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Kidney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Glands</text:p>
          </table:table-cell>
          <table:table-cell table:style-name="Table2.A2" office:value-type="string">
            <text:p text:style-name="SK-MM-L2">Liver</text:p>
          </table:table-cell>
          <table:table-cell table:style-name="Table2.A2" office:value-type="string">
            <text:p text:style-name="SK-MM-L3"><text:span text:style-name="Strong_20_Emphasis">R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Cold dam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tand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it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Beginning urina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<text:span text:style-name="Strong_20_Emphasis">WALK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Kali-m. Related: Berb. Coc-c. Sabal.</text:p>
      <text:p text:style-name="Standard"/>
      <text:p text:style-name="SK-MM-Rem-Short">Chi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CHINA OFFICINALIS (RUBRA)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BLOO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CIRCULATIO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Strong_20_Emphasis">SECRETIONS</text:span></text:p>
          </table:table-cell>
          <table:table-cell table:style-name="Table3.A2" office:value-type="string">
            <text:p text:style-name="SK-MM-L2"><text:span text:style-name="Emphasis">Digestive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Organ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Liver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Splee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Nerv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VITAL LOSS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TOUCH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Jar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Noise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PERIODICALLY</text:span></text:p>
          </table:table-cell>
          <table:table-cell table:style-name="Table3.A2" office:value-type="string">
            <text:p text:style-name="SK-MM-L2">Alternate days (Ar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Nat-m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)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Cold</text:span>; <text:span text:style-name="Emphasis">drafts</text:span>; <text:span text:style-name="Emphasis">win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Open ai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Eating<text:span text:style-name="Emphasis">fruit</text:span>; milk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ental exer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Hard pressure (La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Loose cloth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INTERMITTENCY. </text:span></text:p>
      <text:p text:style-name="Primary"><text:span text:style-name="Strong_20_Emphasis">PROFUSE, EXHAUSTING DISCHARGES, </text:span>HÆMORRHAGES, etc. </text:p>
      <text:p text:style-name="Primary">(Abro. </text:p>
      <text:p text:style-name="Primary">Calc-hyp. </text:p>
      <text:p text:style-name="Primary">Pho-ac.). </text:p>
      <text:p text:style-name="Primary"><text:span text:style-name="Emphasis">Weak, oversensitive and nervous; </text:span>everything upsets him, <text:span text:style-name="Emphasis">light, noise, odors, pain, </text:span>etc. </text:p>
      <text:p text:style-name="Primary">Hard swelling. </text:p>
      <text:p text:style-name="Primary"><text:span text:style-name="Emphasis">Bursting. </text:span></text:p>
      <text:p text:style-name="Primary">Rheumatism. </text:p>
      <text:p text:style-name="Primary">Neuralgia. </text:p>
      <text:p text:style-name="Primary">Emaciation. </text:p>
      <text:p text:style-name="Primary">Anæmia. </text:p>
      <text:p text:style-name="Primary">Dropsy. </text:p>
      <text:p text:style-name="Primary"/>
      <text:p text:style-name="Secondary">Stubborn. </text:p>
      <text:p text:style-name="Secondary">Disobedient. </text:p>
      <text:p text:style-name="Secondary">Vertigo; falls backward. </text:p>
      <text:p text:style-name="Secondary">Throbbing, bursting, swashing, or bruised feeling in brain, &lt; temples. </text:p>
      <text:p text:style-name="Secondary"><text:span text:style-name="Emphasis">Sore scalp, </text:span>&lt; touching hair. </text:p>
      <text:p text:style-name="Secondary">Hot red ears. </text:p>
      <text:p text:style-name="Secondary"><text:span text:style-name="Emphasis">Tinnitus; </text:span>then vertigo. </text:p>
      <text:p text:style-name="Secondary">Deafness. </text:p>
      <text:p text:style-name="Secondary">Pale, earthy, sickly look; bluish about eyes. </text:p>
      <text:p text:style-name="Secondary">Teeth throb; &lt; sucking. </text:p>
      <text:p text:style-name="Secondary">Acute, sour or bitter taste, or eructations. </text:p>
      <text:p text:style-name="Secondary">Craves delicacies. </text:p>
      <text:p text:style-name="Secondary">Quick satiety. </text:p>
      <text:p text:style-name="Secondary">Anorexia. </text:p>
      <text:p text:style-name="Secondary"><text:span text:style-name="Emphasis">Loud belching, </text:span>without relief (Arg-n.). </text:p>
      <text:p text:style-name="Secondary">Slow digestion. </text:p>
      <text:p text:style-name="Secondary">Sore stomach. </text:p>
      <text:p text:style-name="Secondary">Thirst for cold water that aggravates diarrhœa. </text:p>
      <text:p text:style-name="Secondary">Periodical liver symptoms (Quas.). </text:p>
      <text:p text:style-name="Secondary">Gall-stones. </text:p>
      <text:p text:style-name="Secondary">Swelled liver and spleen. </text:p>
      <text:p text:style-name="Secondary"><text:span text:style-name="Emphasis">Flatulent bloating. </text:span></text:p>
      <text:p text:style-name="Secondary">Tympanitis. </text:p>
      <text:p text:style-name="Secondary"><text:soft-page-break/>Pain from rectum into genitals. </text:p>
      <text:p text:style-name="Secondary"><text:span text:style-name="Strong_20_Emphasis">STOOLS; LIENTERIC; </text:span><text:span text:style-name="Emphasis">dark; foul; watery; </text:span><text:span text:style-name="Strong_20_Emphasis">BLOODY; </text:span><text:span text:style-name="Emphasis">painless; </text:span>&lt; eating; &lt; night. </text:p>
      <text:p text:style-name="Secondary">Dark, profuse, clotted menses. </text:p>
      <text:p text:style-name="Secondary"><text:span text:style-name="Emphasis">Blood spitting. </text:span></text:p>
      <text:p text:style-name="Secondary">Puffing, rattling, breathing. </text:p>
      <text:p text:style-name="Secondary">Every motion excites palpitation and takes his breath. </text:p>
      <text:p text:style-name="Secondary">Suppurative phthisis (Hep.). </text:p>
      <text:p text:style-name="Secondary"><text:span text:style-name="Emphasis">Painfully sore chest and interscapular spine. </text:span></text:p>
      <text:p text:style-name="Secondary">Heavy pressure (load) on shoulders, between scapulæ or on sacrum. </text:p>
      <text:p text:style-name="Secondary">Twitching in knees. </text:p>
      <text:p text:style-name="Secondary">As of a band about legs. </text:p>
      <text:p text:style-name="Secondary">Pain in marrow. </text:p>
      <text:p text:style-name="Secondary">Drowsy. </text:p>
      <text:p text:style-name="Secondary">Heavy snoring sleep. </text:p>
      <text:p text:style-name="Secondary">Anxious dreams. </text:p>
      <text:p text:style-name="Secondary">Swelled veins (hands, face). </text:p>
      <text:p text:style-name="Secondary"><text:span text:style-name="Emphasis">Marked prodrome. </text:span></text:p>
      <text:p text:style-name="Secondary">Clearly staged chill, heat and sweat. </text:p>
      <text:p text:style-name="Secondary">Chill, then thirst, then heat, then thirst, </text:p>
      <text:p text:style-name="Secondary">Red, hot face, with cold hands. </text:p>
      <text:p text:style-name="Secondary"><text:span text:style-name="Emphasis">Hectic. </text:span></text:p>
      <text:p text:style-name="Secondary">Sleeplessness, as a prodrome. </text:p>
      <text:p text:style-name="Secondary">Thirst during apyrexia. </text:p>
      <text:p text:style-name="Secondary"><text:span text:style-name="Strong_20_Emphasis">DRENCHING SWEATS; AT NIGHT, </text:span>&lt; least motion; from weakness, etc. </text:p>
      <text:p text:style-name="Secondary">Tropical fevers. </text:p>
      <text:p text:style-name="Secondary">Sepsis. </text:p>
      <text:p text:style-name="SK-MM-Remedy-Reference">Complementary: Carb-v. Fer. Kali-c. Related: Carb-v.</text:p>
      <text:p text:style-name="Standard"/>
      <text:p text:style-name="SK-MM-Rem-Short">Chi-ar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CHININUM ARSENICIC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NERVE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CIRCULATIO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Dorsal spin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Strong_20_Emphasis">EXACT PERIODICITY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old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0-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Strong_20_Emphasis">A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Head to lef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Yawn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<text:soft-page-break/>Related: Chin.</text:p>
      <text:p text:style-name="Standard"/>
      <text:p text:style-name="SK-MM-Rem-Short">Chi-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CHININUM SULFURIC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NERV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Strong_20_Emphasis">CIRCULATIO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Dorsal spine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EXACT PERIODICITY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ol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0-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Strong_20_Emphasis">A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Head to lef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Yawn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Neuralgias. </text:p>
      <text:p text:style-name="Primary"/>
      <text:p text:style-name="Secondary"><text:span text:style-name="Emphasis">Sensitive. </text:span></text:p>
      <text:p text:style-name="Secondary">Nervous. </text:p>
      <text:p text:style-name="Secondary">A net, fog or mote before eyes. </text:p>
      <text:p text:style-name="Secondary">Tinnitus. </text:p>
      <text:p text:style-name="Secondary">Deafness. </text:p>
      <text:p text:style-name="Secondary">Brow ague. </text:p>
      <text:p text:style-name="Secondary">Granular, brickred, urinary sediment. </text:p>
      <text:p text:style-name="Secondary"><text:span text:style-name="Emphasis">Vertigo, </text:span>with tinnitus (Sal-ac.). </text:p>
      <text:p text:style-name="Secondary"><text:span text:style-name="Emphasis">Spine (cervico-dorsal) aches, or is tender. </text:span></text:p>
      <text:p text:style-name="Secondary">Anticipating chills. </text:p>
      <text:p text:style-name="Secondary">Delirium during heat. </text:p>
      <text:p text:style-name="Secondary">Increasing fever and prostration, with profuse nightsweats. </text:p>
      <text:p text:style-name="Secondary">Profuse sweat which &gt;, but exhausts. </text:p>
      <text:p text:style-name="Secondary">Thirst in all stages. </text:p>
      <text:p text:style-name="Secondary">Clear apyrexia. </text:p>
      <text:p text:style-name="Secondary">Typical malaria. </text:p>
      <text:p text:style-name="Secondary">Itching. </text:p>
      <text:p text:style-name="Secondary">Petechiæ. </text:p>
      <text:p text:style-name="SK-MM-Remedy-Reference">Related: Chin.</text:p>
      <text:p text:style-name="Standard"/>
      <text:p text:style-name="SK-MM-Rem-Short">Chio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CHIONANTHUS VIRGINIC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LIVER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Hea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Jarr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Col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Lying on abdomen (Chel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Bruised soreness; liver, </text:span>eyeballs, etc. </text:p>
      <text:p text:style-name="Primary">Pains ascend from forehead, stomach, etc. </text:p>
      <text:p text:style-name="Primary"/>
      <text:p text:style-name="Secondary"><text:span text:style-name="Emphasis">Bilious sick headaches; </text:span>periodical. </text:p>
      <text:p text:style-name="Secondary">Nose, pressure at root or squeezing on bridge (Ham.). </text:p>
      <text:p text:style-name="Secondary">Tongue, greenish-yellow or feels drawn up. </text:p>
      <text:p text:style-name="Secondary">Vomiting bitter-sour; hot; bilious; ropy; gushing; setting teeth on edge (Sul-ac.); with colic and cold sweat on forehead and back of hands. </text:p>
      <text:p text:style-name="Secondary">Uneasy ache in liver. </text:p>
      <text:p text:style-name="Secondary">Choleo-cystitis. </text:p>
      <text:p text:style-name="Secondary">Gall-stones. </text:p>
      <text:p text:style-name="Secondary">Griping at navel. </text:p>
      <text:p text:style-name="Secondary">As of a band about abdomen. </text:p>
      <text:p text:style-name="Secondary">Weakness in hypogastrium. </text:p>
      <text:p text:style-name="Secondary">Stools tarry, clay-colored or undigested. </text:p>
      <text:p text:style-name="Secondary">Arrested menses. </text:p>
      <text:p text:style-name="Secondary">Astringent expectoration. </text:p>
      <text:p text:style-name="Secondary">Jaundice. </text:p>
      <text:p text:style-name="Secondary">Heat, with aversion to uncover. </text:p>
      <text:p text:style-name="Secondary">Cold sweat on back of hands. </text:p>
      <text:p text:style-name="SK-MM-Remedy-Reference">Related: Bry. Iris. Lept. Merc.</text:p>
      <text:p text:style-name="Standard"/>
      <text:p text:style-name="SK-MM-Rem-Short">Chl-hy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CHLORAL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BRAI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Hear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uscl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iv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Ski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Emphasis">Alcohol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N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xer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Open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soft-page-break/><text:line-break/></text:p>
      <text:p text:style-name="Primary">Muscle prostration. </text:p>
      <text:p text:style-name="Primary"/>
      <text:p text:style-name="Secondary">Indifferent and sleepy or cerebral excitement; hears voices. </text:p>
      <text:p text:style-name="Secondary">Mania. </text:p>
      <text:p text:style-name="Secondary">Bileless stools. </text:p>
      <text:p text:style-name="Secondary">Bed-wetting. </text:p>
      <text:p text:style-name="Secondary">Wants to be fanned. </text:p>
      <text:p text:style-name="Secondary">Dyspnœa. </text:p>
      <text:p text:style-name="Secondary">As of a weight on chest. </text:p>
      <text:p text:style-name="Secondary">Weak heart. </text:p>
      <text:p text:style-name="Secondary"><text:span text:style-name="Emphasis">Urticaria. </text:span></text:p>
      <text:p text:style-name="Secondary">Sleepless from fatigue. </text:p>
      <text:p text:style-name="Secondary">Night terrors. </text:p>
      <text:p text:style-name="SK-MM-Remedy-Reference">Related: Ap. Cancer-flu.</text:p>
      <text:p text:style-name="Standard"/>
      <text:p text:style-name="SK-MM-Rem-Short">Chlor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CHLOR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Emphasis">Respiratory organ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Mucous membran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Nerv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ki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Gland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Emphasis">Expiratio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After midnigh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Ly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Open ai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Rapid emaciation. </text:p>
      <text:p text:style-name="Primary"><text:span text:style-name="Emphasis">Constrictions. </text:span></text:p>
      <text:p text:style-name="Primary"/>
      <text:p text:style-name="Secondary">Fears insanity or losing senses. </text:p>
      <text:p text:style-name="Secondary"><text:span text:style-name="Emphasis">Protruding eyes. </text:span></text:p>
      <text:p text:style-name="Secondary"><text:span text:style-name="Emphasis">Acrid coryza. </text:span></text:p>
      <text:p text:style-name="Secondary">Putrid aphthæ. </text:p>
      <text:p text:style-name="Secondary">Dry tongue. </text:p>
      <text:p text:style-name="Secondary">DYSPNŒA; CAN'T EXHALE. </text:p>
      <text:p text:style-name="Secondary">Spasm of glottis. </text:p>
      <text:p text:style-name="Secondary">Laryngitis. </text:p>
      <text:p text:style-name="Secondary">Laryngismus stridulus. </text:p>
      <text:p text:style-name="Secondary">Asthma of hay fever. </text:p>
      <text:p text:style-name="Secondary">Throat-pit; aching, tickling or whistling in. </text:p>
      <text:p text:style-name="Secondary"><text:soft-page-break/>As if air were forced into upper chest (Sabi.). </text:p>
      <text:p text:style-name="Secondary">Sensitive skin. </text:p>
      <text:p text:style-name="Secondary">Easy sweat. </text:p>
      <text:p text:style-name="SK-MM-Remedy-Reference">Antidote: Lyc. Related: Ars-io. Iod. Meph. Merc.</text:p>
      <text:p text:style-name="Standard"/>
      <text:p text:style-name="SK-MM-Rem-Short">Cic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CICUTA VIROSA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<text:span text:style-name="Strong_20_Emphasis">BRAI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NERV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Ski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INJURIES</text:span>TO BRAIN (Nat-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Ja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Nois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Touch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ol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Denti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uppressed eruptio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Violent convulsive phenomena, </text:span>then prolonged unconsciousness. </text:p>
      <text:p text:style-name="Primary"><text:span text:style-name="Emphasis">Jerks; </text:span>of head. </text:p>
      <text:p text:style-name="Primary">Twitchings; of arms and fingers. </text:p>
      <text:p text:style-name="Primary">Sudden shocks through body (Ign.) or head, then rigidity or shrieks; a terrific spasm moves downward (reverse - Cup.); <text:span text:style-name="Emphasis">the eyes jerk and stare; </text:span>OPISTHOTONOS and frightful facial contortions, with bloody foam from mouth; <text:span text:style-name="Emphasis">then utter prostration. </text:span></text:p>
      <text:p text:style-name="Primary">Epilepsy. </text:p>
      <text:p text:style-name="Primary"><text:span text:style-name="Emphasis">Spasm of diaphragm; of gullet. </text:span></text:p>
      <text:p text:style-name="Primary">Rigid muscles. </text:p>
      <text:p text:style-name="Primary"/>
      <text:p text:style-name="Secondary">Childish. </text:p>
      <text:p text:style-name="Secondary">Suspicious. </text:p>
      <text:p text:style-name="Secondary"><text:span text:style-name="Emphasis">Violent </text:span></text:p>
      <text:p text:style-name="Secondary">Rash. </text:p>
      <text:p text:style-name="Secondary">Delirium. </text:p>
      <text:p text:style-name="Secondary">Congestion to head, with vomiting and purging (Ver-v.). </text:p>
      <text:p text:style-name="Secondary">Headaches, &gt; passing flatus. </text:p>
      <text:p text:style-name="Secondary">Head twists to one side. </text:p>
      <text:p text:style-name="Secondary"><text:span text:style-name="Emphasis">Vertigo. </text:span></text:p>
      <text:p text:style-name="Secondary">Meningitis. </text:p>
      <text:p text:style-name="Secondary">Squint. </text:p>
      <text:p text:style-name="Secondary">Bleeding ears. </text:p>
      <text:p text:style-name="Secondary">Red, sweat face. </text:p>
      <text:p text:style-name="Secondary"><text:soft-page-break/>Grinds teeth. </text:p>
      <text:p text:style-name="Secondary">Trismus. </text:p>
      <text:p text:style-name="Secondary">Craves chalk, coal, etc. </text:p>
      <text:p text:style-name="Secondary"><text:span text:style-name="Emphasis">Loud hiccough; </text:span>alternating with thoracic spasm (Stry.). </text:p>
      <text:p text:style-name="Secondary">Oppressed breathing. </text:p>
      <text:p text:style-name="Secondary">Tremulous palpitation. </text:p>
      <text:p text:style-name="Secondary">Heart seems to stop (Dig.). </text:p>
      <text:p text:style-name="Secondary">Turns feet inward; or big toes up during spasm. </text:p>
      <text:p text:style-name="Secondary">Pustules coalesce into thick, yellow (loose), massive crusts; &lt; head and face. </text:p>
      <text:p text:style-name="Secondary">Impetigo. </text:p>
      <text:p text:style-name="SK-MM-Remedy-Reference">Related: Cup. Stry.</text:p>
      <text:p text:style-name="Standard"/>
      <text:p text:style-name="SK-MM-Rem-Short">Cina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CINA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 </text:p>
          </table:table-cell>
          <table:table-cell table:style-name="Table10.A2" office:value-type="string">
            <text:p text:style-name="SK-MM-L1"><text:span text:style-name="Strong_20_Emphasis">NERVES</text:span></text:p>
          </table:table-cell>
          <table:table-cell table:style-name="Table10.A2" office:value-type="string">
            <text:p text:style-name="SK-MM-L2"><text:span text:style-name="Emphasis">Cerebro-spinal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ABDOMEN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Emphasis">Digestive tract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Emphasis">Eye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Mucous membran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Childre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(Left sid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<text:span text:style-name="Strong_20_Emphasis">TOUCH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Worm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Vexation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Looked at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DURING SLEEP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Full moon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Star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Yawn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<text:span text:style-name="Emphasis">Lying on abdomen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Wiping ey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Motio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The greater the emaciation the greater the hunger. </text:p>
      <text:p text:style-name="Primary">Bruised soreness. </text:p>
      <text:p text:style-name="Primary">Painfully sore to motion and touch. </text:p>
      <text:p text:style-name="Primary"><text:span text:style-name="Emphasis">Stiffens out; &lt; if crossed, looked at, during cough, </text:span>etc. </text:p>
      <text:p text:style-name="Primary"><text:span text:style-name="Emphasis">Twitchings. </text:span></text:p>
      <text:p text:style-name="Primary">Spasms; &lt; worms; unilateral. </text:p>
      <text:p text:style-name="Primary"><text:soft-page-break/></text:p>
      <text:p text:style-name="Secondary"><text:span text:style-name="Strong_20_Emphasis">TOUCHY. </text:span></text:p>
      <text:p text:style-name="Secondary">Nervous. </text:p>
      <text:p text:style-name="Secondary"><text:span text:style-name="Emphasis">Ugly, </text:span>crosse <text:span text:style-name="Emphasis">petulant and dissatisfied. </text:span></text:p>
      <text:p text:style-name="Secondary"><text:span text:style-name="Emphasis">Wants to be rocked. </text:span></text:p>
      <text:p text:style-name="Secondary"><text:span text:style-name="Emphasis">Dilated pupils. </text:span></text:p>
      <text:p text:style-name="Secondary">Squint. </text:p>
      <text:p text:style-name="Secondary">Colored vision. </text:p>
      <text:p text:style-name="Secondary">Eyes fatigue, &gt; rubbing. </text:p>
      <text:p text:style-name="Secondary">Nostrils drawn in. </text:p>
      <text:p text:style-name="Secondary"><text:span text:style-name="Strong_20_Emphasis">PICKS AND BORES AT NOSE. </text:span></text:p>
      <text:p text:style-name="Secondary"><text:span text:style-name="Emphasis">Dark rings about eyes. </text:span></text:p>
      <text:p text:style-name="Secondary"><text:span text:style-name="Strong_20_Emphasis">BLUISH WHITE ABOUT MOUTH. </text:span></text:p>
      <text:p text:style-name="Secondary">Sickly, pale face; <text:span text:style-name="Emphasis">during cough, </text:span></text:p>
      <text:p text:style-name="Secondary"><text:span text:style-name="Strong_20_Emphasis">GRINDS TEETH; </text:span>during sleep. </text:p>
      <text:p text:style-name="Secondary">Chews and swallows in sleep. </text:p>
      <text:p text:style-name="Secondary">Worms. </text:p>
      <text:p text:style-name="Secondary">Noisy swallowing. </text:p>
      <text:p text:style-name="Secondary"><text:span text:style-name="Emphasis">Canine or gnawing hunger; after eating; </text:span>after vomiting; alternating with anorexia; precedes chill or follows sweat. </text:p>
      <text:p text:style-name="Secondary">Hard, distended abdomen. </text:p>
      <text:p text:style-name="Secondary">Twisting at navel, &gt; pressure. </text:p>
      <text:p text:style-name="Secondary">White, watery stool. </text:p>
      <text:p text:style-name="Secondary">Bed-wetting; &lt; every full moon. </text:p>
      <text:p text:style-name="Secondary"><text:span text:style-name="Strong_20_Emphasis">MILKY URINE. </text:span></text:p>
      <text:p text:style-name="Secondary">Regularly recurrent, choking cough, then gurgling down throat. </text:p>
      <text:p text:style-name="Secondary">Tosses arms and legs from side to side. </text:p>
      <text:p text:style-name="Secondary">Restless sleep; lies on abdomen; cries out; wakes in terror. </text:p>
      <text:p text:style-name="Secondary">Fever, with pale face (Bry.). </text:p>
      <text:p text:style-name="Secondary">Cold sweat about nose and forehead. </text:p>
      <text:p text:style-name="SK-MM-Remedy-Reference">Complementary: Calc-c. Dros. Ratan. Related: Cham. Nat-p.</text:p>
      <text:p text:style-name="Standard"/>
      <text:p text:style-name="SK-MM-Rem-Short">Cinb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SK-MM-Rem">CINNABARIS</text:p>
          </table:table-cell>
          <table:table-cell table:style-name="Table11.A1" office:value-type="string">
            <text:p text:style-name="Standard">L1</text:p>
          </table:table-cell>
          <table:table-cell table:style-name="Table11.A1" office:value-type="string">
            <text:p text:style-name="Standard">L2</text:p>
          </table:table-cell>
          <table:table-cell table:style-name="Table11.A1" office:value-type="string">
            <text:p text:style-name="Standard">L3</text:p>
          </table:table-cell>
          <table:table-cell table:style-name="Table11.A1" office:value-type="string">
            <text:p text:style-name="Standard">fnote</text:p>
          </table:table-cell>
          <table:table-cell table:style-name="Table11.A1" office:value-type="string">
            <text:p text:style-name="Standard"/>
          </table:table-cell>
          <table:table-cell table:style-name="Table11.G1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>Region</text:p>
          </table:table-cell>
          <table:table-cell table:style-name="Table11.A2" office:value-type="string">
            <text:p text:style-name="SK-MM-L1"><text:span text:style-name="Emphasis">Blood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Naso-pharynx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Neck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Bones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>Worse</text:p>
          </table:table-cell>
          <table:table-cell table:style-name="Table11.A2" office:value-type="string">
            <text:p text:style-name="SK-MM-L1">Touch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Light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Dampness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>Better</text:p>
          </table:table-cell>
          <table:table-cell table:style-name="Table11.A2" office:value-type="string">
            <text:p text:style-name="SK-MM-L1">Open air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/>
          </table:table-cell>
          <table:table-cell table:style-name="Table11.A2" office:value-type="string">
            <text:p text:style-name="SK-MM-L1">Sunshine (Stro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<text:soft-page-break/>Complementary: Thu. Related: Merc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5T23:29:45.81</dc:date>
    <meta:editing-duration>PT3M23S</meta:editing-duration>
    <meta:editing-cycles>2</meta:editing-cycles>
    <meta:document-statistic meta:table-count="12" meta:image-count="0" meta:object-count="0" meta:page-count="12" meta:paragraph-count="521" meta:word-count="1336" meta:character-count="8961"/>
  </office:meta>
</office:document-meta>
</file>